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7744in"/>
    </style:style>
    <style:style style:name="co3" style:family="table-column">
      <style:table-column-properties fo:break-before="auto" style:column-width="3.9362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2.707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Lecture</text:p>
          </table:table-cell>
          <table:table-cell office:value-type="string">
            <text:p>Date</text:p>
          </table:table-cell>
          <table:table-cell office:value-type="string">
            <text:p>Topic</text:p>
          </table:table-cell>
          <table:table-cell office:value-type="string">
            <text:p>Reading Ref</text:p>
          </table:table-cell>
          <table:table-cell office:value-type="string">
            <text:p>Commen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1</text:p>
          </table:table-cell>
          <table:table-cell/>
          <table:table-cell office:value-type="string">
            <text:p>Introduction, motivation; Modeling0: Why TS illustratio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2</text:p>
          </table:table-cell>
          <table:table-cell/>
          <table:table-cell office:value-type="string">
            <text:p>Modeling1: TS Kripke; nondet, inputs, behaviors and spec</text:p>
          </table:table-cell>
          <table:table-cell office:value-type="string">
            <text:p>Ch3.1, 3.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irst-order Logic Recap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odeling2: Symbolic Rep; bool encoding;</text:p>
          </table:table-cell>
          <table:table-cell office:value-type="string">
            <text:p>Ch3.3, 3.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odeling3: HW, SW, Concurrency, Fairness</text:p>
          </table:table-cell>
          <table:table-cell office:value-type="string">
            <text:p>Ch 3.5, 3.6, 3.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NuSMV Dem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roperty Specification: Temporal Logic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0">08/10/2020</text:date>, <text:time>11:3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dayam Srivas</meta:initial-creator>
    <meta:creation-date>2020-08-10T11:12:26</meta:creation-date>
    <meta:generator>OpenOffice/4.0.1$Unix OpenOffice.org_project/401m5$Build-9714</meta:generator>
    <dc:date>2020-08-10T11:37:19</dc:date>
    <dc:creator>Mandayam Srivas</dc:creator>
    <meta:editing-duration>PT24M53S</meta:editing-duration>
    <meta:editing-cycles>3</meta:editing-cycles>
    <meta:document-statistic meta:table-count="3" meta:cell-count="17" meta:object-count="0"/>
  </office:meta>
</office:document-meta>
</file>